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000000" draw:marker-start-width="0.439cm" draw:marker-end-width="0.439cm" draw:fill="solid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width="0.106cm" svg:stroke-color="#ff0000" draw:marker-start-width="0.359cm" draw:marker-end-width="0.359cm" draw:fill-color="#000000" draw:textarea-horizontal-align="justify" draw:textarea-vertical-align="middle" draw:auto-grow-height="false" fo:min-height="0.214cm" fo:min-width="1.102cm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494cm" svg:stroke-color="#000000" draw:marker-start-width="0.94cm" draw:marker-end-width="0.94cm" draw:fill-color="#ffffff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" style:family="graphic" style:parent-style-name="objectwithoutfill">
      <style:graphic-properties svg:stroke-width="0.423cm" svg:stroke-color="#7fff00" draw:marker-start-width="0.835cm" draw:marker-end-width="0.835cm" svg:stroke-opacity="60%" draw:fill="none" draw:textarea-vertical-align="middle" fo:padding-top="0.337cm" fo:padding-bottom="0.337cm" fo:padding-left="0.462cm" fo:padding-right="0.462cm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="solid" draw:fill-color="#000000" draw:opacity="27%" draw:textarea-horizontal-align="justify" draw:textarea-vertical-align="middle" draw:auto-grow-height="false" fo:min-height="0.714cm" fo:min-width="0cm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106cm" svg:stroke-color="#000000" draw:marker-start-width="0.359cm" draw:marker-end-width="0.359cm" draw:fill="solid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423cm" svg:stroke-color="#ff0000" draw:marker-start-width="0.835cm" draw:marker-end-width="0.835cm" svg:stroke-opacity="40%" draw:fill="none" draw:textarea-vertical-align="middle" fo:padding-top="0.337cm" fo:padding-bottom="0.337cm" fo:padding-left="0.462cm" fo:padding-right="0.46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781cm"/>
    </style:style>
    <style:style style:name="gr12" style:family="graphic" style:parent-style-name="standard">
      <style:graphic-properties draw:stroke="solid"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-color="#ff0000" draw:opacity="34%" draw:textarea-horizontal-align="justify" draw:textarea-vertical-align="middle" draw:auto-grow-height="false" fo:min-height="35.309cm" fo:min-width="35.06cm"/>
    </style:style>
    <style:style style:name="gr14" style:family="graphic" style:parent-style-name="standard">
      <style:graphic-properties svg:stroke-width="0.159cm" svg:stroke-color="#000000" draw:marker-start-width="0.439cm" draw:marker-end-width="0.439cm" draw:fill="none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15" style:family="graphic" style:parent-style-name="standard">
      <style:graphic-properties svg:stroke-width="0.159cm" svg:stroke-color="#000000" draw:marker-start-width="0.439cm" draw:marker-end-width="0.439cm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16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09cm" fo:min-width="35.06cm"/>
    </style:style>
    <style:style style:name="gr17" style:family="graphic" style:parent-style-name="standard">
      <style:graphic-properties draw:stroke="none" draw:stroke-dash="_32__20_Dots_20_1_20_Dash" draw:fill-color="#ff0000" draw:opacity="40%" draw:textarea-horizontal-align="justify" draw:textarea-vertical-align="middle" draw:auto-grow-height="false" fo:min-height="35.309cm" fo:min-width="35.06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7.057cm" fo:min-width="13.054cm"/>
    </style:style>
    <style:style style:name="gr19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12.399cm" fo:min-width="12.149cm"/>
    </style:style>
    <style:style style:name="gr20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1.636cm" fo:min-width="11.387cm"/>
    </style:style>
    <style:style style:name="gr21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0.875cm" fo:min-width="10.625cm"/>
    </style:style>
    <style:style style:name="gr22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10.163cm" fo:min-width="9.914cm"/>
    </style:style>
    <style:style style:name="gr23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9.528cm" fo:min-width="9.279cm"/>
    </style:style>
    <style:style style:name="gr24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8.691cm" fo:min-width="8.441cm"/>
    </style:style>
    <style:style style:name="gr25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7.751cm" fo:min-width="7.501cm"/>
    </style:style>
    <style:style style:name="gr26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6.989cm" fo:min-width="6.739cm"/>
    </style:style>
    <style:style style:name="gr27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6.226cm" fo:min-width="5.977cm"/>
    </style:style>
    <style:style style:name="gr28" style:family="graphic" style:parent-style-name="standard">
      <style:graphic-properties draw:stroke="none" draw:fill-color="#ff0000" draw:opacity="55%" draw:textarea-horizontal-align="justify" draw:textarea-vertical-align="middle" draw:auto-grow-height="false" fo:min-height="5.363cm" fo:min-width="5.113cm"/>
    </style:style>
    <style:style style:name="gr29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4.55cm" fo:min-width="4.301cm"/>
    </style:style>
    <style:style style:name="gr30" style:family="graphic" style:parent-style-name="standard">
      <style:graphic-properties draw:stroke="none" draw:fill-color="#ff0000" draw:opacity="65%" draw:textarea-horizontal-align="justify" draw:textarea-vertical-align="middle" draw:auto-grow-height="false" fo:min-height="3.738cm" fo:min-width="3.488cm"/>
    </style:style>
    <style:style style:name="gr31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2.822cm" fo:min-width="2.573cm"/>
    </style:style>
    <style:style style:name="gr32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958cm" fo:min-width="1.71cm"/>
    </style:style>
    <style:style style:name="gr33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1.199cm" fo:min-width="0.948cm"/>
    </style:style>
    <style:style style:name="gr34" style:family="graphic" style:parent-style-name="standard">
      <style:graphic-properties draw:stroke="solid" svg:stroke-width="0.053cm" svg:stroke-color="#000000" draw:marker-start-width="0.279cm" draw:marker-end-width="0.279cm" draw:fill="solid" draw:fill-color="#000000" draw:opacity="27%" draw:textarea-horizontal-align="justify" draw:textarea-vertical-align="middle" draw:auto-grow-height="false" fo:min-height="0.766cm" fo:min-width="0.007cm" fo:padding-top="0.151cm" fo:padding-bottom="0.151cm" fo:padding-left="0.276cm" fo:padding-right="0.276cm"/>
    </style:style>
    <style:style style:name="gr35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334cm" fo:min-width="0.085cm"/>
    </style:style>
    <style:style style:name="gr36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1.199cm" fo:min-width="0.948cm"/>
    </style:style>
    <style:style style:name="gr37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.958cm" fo:min-width="1.71cm"/>
    </style:style>
    <style:style style:name="gr38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2.822cm" fo:min-width="2.573cm"/>
    </style:style>
    <style:style style:name="gr39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3.738cm" fo:min-width="3.488cm"/>
    </style:style>
    <style:style style:name="gr40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4.55cm" fo:min-width="4.301cm"/>
    </style:style>
    <style:style style:name="gr41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5.363cm" fo:min-width="5.113cm"/>
    </style:style>
    <style:style style:name="gr42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6.226cm" fo:min-width="5.977cm"/>
    </style:style>
    <style:style style:name="gr43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6.989cm" fo:min-width="6.739cm"/>
    </style:style>
    <style:style style:name="gr44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7.751cm" fo:min-width="7.501cm"/>
    </style:style>
    <style:style style:name="gr45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8.691cm" fo:min-width="8.441cm"/>
    </style:style>
    <style:style style:name="gr46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9.528cm" fo:min-width="9.279cm"/>
    </style:style>
    <style:style style:name="gr47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0.163cm" fo:min-width="9.914cm"/>
    </style:style>
    <style:style style:name="gr48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09cm" fo:min-width="35.06cm"/>
    </style:style>
    <style:style style:name="gr49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0.875cm" fo:min-width="10.625cm"/>
    </style:style>
    <style:style style:name="gr50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11cm" fo:min-width="35.06cm"/>
    </style:style>
    <style:style style:name="gr51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1.636cm" fo:min-width="11.387cm"/>
    </style:style>
    <style:style style:name="gr52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2.399cm" fo:min-width="12.149cm"/>
    </style:style>
    <style:style style:name="gr53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1cm" fo:min-width="35.06cm"/>
    </style:style>
    <style:style style:name="gr54" style:family="graphic" style:parent-style-name="objectwithoutfill">
      <style:graphic-properties svg:stroke-width="0.423cm" svg:stroke-color="#ff0000" draw:marker-start-width="0.835cm" draw:marker-end-width="0.835cm" svg:stroke-opacity="15%" draw:fill="none" draw:textarea-vertical-align="middle" fo:padding-top="0.337cm" fo:padding-bottom="0.337cm" fo:padding-left="0.462cm" fo:padding-right="0.462cm"/>
    </style:style>
    <style:style style:name="gr55" style:family="graphic" style:parent-style-name="standard">
      <style:graphic-properties draw:stroke="solid" svg:stroke-width="0.494cm" svg:stroke-color="#000000" draw:marker-start-width="0.94cm" draw:marker-end-width="0.94cm" draw:fill-color="#ff0000" draw:opacity="2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</style:style>
    <style:style style:name="gr57" style:family="graphic" style:parent-style-name="standard">
      <style:graphic-properties draw:stroke="solid" svg:stroke-width="0.494cm" svg:stroke-color="#000000" draw:marker-start-width="0.94cm" draw:marker-end-width="0.94cm" draw:fill-color="#ff0000" draw:opacity="4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8" style:family="graphic" style:parent-style-name="standard">
      <style:graphic-properties draw:stroke="solid" svg:stroke-width="0.494cm" svg:stroke-color="#000000" draw:marker-start-width="0.94cm" draw:marker-end-width="0.94cm" draw:fill-color="#ff0000" draw:opacity="6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59" style:family="graphic" style:parent-style-name="standard">
      <style:graphic-properties draw:stroke="solid" svg:stroke-width="0.494cm" svg:stroke-color="#000000" draw:marker-start-width="0.94cm" draw:marker-end-width="0.94cm" draw:fill-color="#ff0000" draw:opacity="8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0" style:family="graphic" style:parent-style-name="standard">
      <style:graphic-properties draw:stroke="solid" svg:stroke-width="0.494cm" svg:stroke-color="#000000" draw:marker-start-width="0.94cm" draw:marker-end-width="0.94cm" draw:fill-color="#ff0000" draw:opacity="10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1" style:family="graphic" style:parent-style-name="standard">
      <style:graphic-properties draw:stroke="solid" svg:stroke-width="0.494cm" svg:stroke-color="#000000" draw:marker-start-width="0.94cm" draw:marker-end-width="0.94cm" draw:fill-color="#ff0000" draw:opacity="12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2" style:family="graphic" style:parent-style-name="standard">
      <style:graphic-properties draw:stroke="solid" svg:stroke-width="0.494cm" svg:stroke-color="#000000" draw:marker-start-width="0.94cm" draw:marker-end-width="0.94cm" draw:fill-color="#ff0000" draw:opacity="14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3" style:family="graphic" style:parent-style-name="standard">
      <style:graphic-properties draw:stroke="solid" svg:stroke-width="0.494cm" svg:stroke-color="#000000" draw:marker-start-width="0.94cm" draw:marker-end-width="0.94cm" draw:fill-color="#ff0000" draw:opacity="16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4" style:family="graphic" style:parent-style-name="standard">
      <style:graphic-properties draw:stroke="solid" svg:stroke-width="0.494cm" svg:stroke-color="#000000" draw:marker-start-width="0.94cm" draw:marker-end-width="0.94cm" draw:fill-color="#ff0000" draw:opacity="18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5" style:family="graphic" style:parent-style-name="standard">
      <style:graphic-properties draw:stroke="solid" svg:stroke-width="0.494cm" svg:stroke-color="#000000" draw:marker-start-width="0.94cm" draw:marker-end-width="0.94cm" draw:fill-color="#ff0000" draw:opacity="20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0000" draw:opacity="10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0000" draw:opacity="27%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ff0000" draw:opacity="100%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ff0000" fo:font-size="96pt" fo:font-weight="bold"/>
    </style:style>
    <style:style style:name="P11" style:family="paragraph">
      <loext:graphic-properties draw:fill-color="#ff0000" draw:opacity="34%"/>
      <style:paragraph-properties fo:text-align="center"/>
    </style:style>
    <style:style style:name="P12" style:family="paragraph">
      <loext:graphic-properties draw:fill="none" draw:fill-color="#ffffff" draw:opacity="100%"/>
      <style:paragraph-properties fo:text-align="center"/>
    </style:style>
    <style:style style:name="P13" style:family="paragraph">
      <loext:graphic-properties draw:fill-color="#ffffff" draw:opacity="100%"/>
      <style:paragraph-properties fo:text-align="center"/>
    </style:style>
    <style:style style:name="P14" style:family="paragraph">
      <loext:graphic-properties draw:fill-color="#ff0000" draw:opacity="40%"/>
      <style:paragraph-properties fo:text-align="center"/>
    </style:style>
    <style:style style:name="P15" style:family="paragraph">
      <loext:graphic-properties draw:fill-color="#ff0000" draw:opacity="25%"/>
      <style:paragraph-properties fo:text-align="center"/>
    </style:style>
    <style:style style:name="P16" style:family="paragraph">
      <loext:graphic-properties draw:fill-color="#ff0000" draw:opacity="30%"/>
      <style:paragraph-properties fo:text-align="center"/>
    </style:style>
    <style:style style:name="P17" style:family="paragraph">
      <loext:graphic-properties draw:fill-color="#ff0000" draw:opacity="35%"/>
      <style:paragraph-properties fo:text-align="center"/>
    </style:style>
    <style:style style:name="P18" style:family="paragraph">
      <loext:graphic-properties draw:fill-color="#ff0000" draw:opacity="45%"/>
      <style:paragraph-properties fo:text-align="center"/>
    </style:style>
    <style:style style:name="P19" style:family="paragraph">
      <loext:graphic-properties draw:fill-color="#ff0000" draw:opacity="50%"/>
      <style:paragraph-properties fo:text-align="center"/>
    </style:style>
    <style:style style:name="P20" style:family="paragraph">
      <loext:graphic-properties draw:fill-color="#ff0000" draw:opacity="55%"/>
      <style:paragraph-properties fo:text-align="center"/>
    </style:style>
    <style:style style:name="P21" style:family="paragraph">
      <loext:graphic-properties draw:fill-color="#ff0000" draw:opacity="60%"/>
      <style:paragraph-properties fo:text-align="center"/>
    </style:style>
    <style:style style:name="P22" style:family="paragraph">
      <loext:graphic-properties draw:fill-color="#ff0000" draw:opacity="65%"/>
      <style:paragraph-properties fo:text-align="center"/>
    </style:style>
    <style:style style:name="P23" style:family="paragraph">
      <loext:graphic-properties draw:fill-color="#ff0000" draw:opacity="70%"/>
      <style:paragraph-properties fo:text-align="center"/>
    </style:style>
    <style:style style:name="P24" style:family="paragraph">
      <loext:graphic-properties draw:fill-color="#ff0000" draw:opacity="80%"/>
      <style:paragraph-properties fo:text-align="center"/>
    </style:style>
    <style:style style:name="P25" style:family="paragraph">
      <loext:graphic-properties draw:fill-color="#ff0000" draw:opacity="90%"/>
      <style:paragraph-properties fo:text-align="center"/>
    </style:style>
    <style:style style:name="P26" style:family="paragraph">
      <loext:graphic-properties draw:fill-color="#ff0000" draw:opacity="100%"/>
      <style:paragraph-properties fo:text-align="center"/>
    </style:style>
    <style:style style:name="P27" style:family="paragraph">
      <loext:graphic-properties draw:fill-color="#ff0000" draw:opacity="20%"/>
      <style:paragraph-properties fo:text-align="center"/>
    </style:style>
    <style:style style:name="P28" style:family="paragraph">
      <loext:graphic-properties draw:fill-color="#ff0000" draw:opacity="15%"/>
      <style:paragraph-properties fo:text-align="center"/>
    </style:style>
    <style:style style:name="P29" style:family="paragraph">
      <loext:graphic-properties draw:fill-color="#ff0000" draw:opacity="10%"/>
      <style:paragraph-properties fo:text-align="center"/>
    </style:style>
    <style:style style:name="P30" style:family="paragraph">
      <loext:graphic-properties draw:fill-color="#ff0000" draw:opacity="2%"/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  <style:text-properties fo:color="#ffc8c8" fo:font-size="72pt" fo:font-weight="bold"/>
    </style:style>
    <style:style style:name="P32" style:family="paragraph">
      <loext:graphic-properties draw:fill-color="#ff0000" draw:opacity="4%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color="#ffafaf" fo:font-size="72pt" fo:font-weight="bold"/>
    </style:style>
    <style:style style:name="P34" style:family="paragraph">
      <loext:graphic-properties draw:fill-color="#ff0000" draw:opacity="6%"/>
      <style:paragraph-properties fo:text-align="center"/>
    </style:style>
    <style:style style:name="P35" style:family="paragraph">
      <loext:graphic-properties draw:fill="none" draw:fill-color="#ffffff"/>
      <style:paragraph-properties fo:text-align="center"/>
      <style:text-properties fo:color="#ff9696" fo:font-size="72pt" fo:font-weight="bold"/>
    </style:style>
    <style:style style:name="P36" style:family="paragraph">
      <loext:graphic-properties draw:fill-color="#ff0000" draw:opacity="8%"/>
      <style:paragraph-properties fo:text-align="center"/>
    </style:style>
    <style:style style:name="P37" style:family="paragraph">
      <loext:graphic-properties draw:fill="none" draw:fill-color="#ffffff"/>
      <style:paragraph-properties fo:text-align="center"/>
      <style:text-properties fo:color="#ff7d7d" fo:font-size="72pt" fo:font-weight="bold"/>
    </style:style>
    <style:style style:name="P38" style:family="paragraph">
      <loext:graphic-properties draw:fill="none" draw:fill-color="#ffffff"/>
      <style:paragraph-properties fo:text-align="center"/>
      <style:text-properties fo:color="#ff6464" fo:font-size="72pt" fo:font-weight="bold"/>
    </style:style>
    <style:style style:name="P39" style:family="paragraph">
      <loext:graphic-properties draw:fill-color="#ff0000" draw:opacity="12%"/>
      <style:paragraph-properties fo:text-align="center"/>
    </style:style>
    <style:style style:name="P40" style:family="paragraph">
      <loext:graphic-properties draw:fill-color="#ff0000" draw:opacity="14%"/>
      <style:paragraph-properties fo:text-align="center"/>
    </style:style>
    <style:style style:name="P41" style:family="paragraph">
      <loext:graphic-properties draw:fill="none" draw:fill-color="#ffffff"/>
      <style:paragraph-properties fo:text-align="center"/>
      <style:text-properties fo:color="#ff4b4b" fo:font-size="72pt" fo:font-weight="bold"/>
    </style:style>
    <style:style style:name="P42" style:family="paragraph">
      <loext:graphic-properties draw:fill-color="#ff0000" draw:opacity="16%"/>
      <style:paragraph-properties fo:text-align="center"/>
    </style:style>
    <style:style style:name="P43" style:family="paragraph">
      <loext:graphic-properties draw:fill="none" draw:fill-color="#ffffff"/>
      <style:paragraph-properties fo:text-align="center"/>
      <style:text-properties fo:color="#ff3232" fo:font-size="72pt" fo:font-weight="bold"/>
    </style:style>
    <style:style style:name="P44" style:family="paragraph">
      <loext:graphic-properties draw:fill-color="#ff0000" draw:opacity="18%"/>
      <style:paragraph-properties fo:text-align="center"/>
    </style:style>
    <style:style style:name="P45" style:family="paragraph">
      <loext:graphic-properties draw:fill="none" draw:fill-color="#ffffff"/>
      <style:paragraph-properties fo:text-align="center"/>
      <style:text-properties fo:color="#ff1919" fo:font-size="72pt" fo:font-weight="bold"/>
    </style:style>
    <style:style style:name="P46" style:family="paragraph">
      <loext:graphic-properties draw:fill="none" draw:fill-color="#ffffff"/>
      <style:paragraph-properties fo:text-align="center"/>
      <style:text-properties fo:color="#ff0000" fo:font-size="72pt" fo:font-weight="bold"/>
    </style:style>
    <style:style style:name="T1" style:family="text">
      <style:text-properties fo:color="#ff0000" fo:font-size="96pt" fo:font-weight="bold"/>
    </style:style>
    <style:style style:name="T2" style:family="text">
      <style:text-properties fo:color="#ffc8c8" fo:font-size="72pt" fo:font-weight="bold"/>
    </style:style>
    <style:style style:name="T3" style:family="text">
      <style:text-properties fo:color="#ffafaf" fo:font-size="72pt" fo:font-weight="bold"/>
    </style:style>
    <style:style style:name="T4" style:family="text">
      <style:text-properties fo:color="#ff9696" fo:font-size="72pt" fo:font-weight="bold"/>
    </style:style>
    <style:style style:name="T5" style:family="text">
      <style:text-properties fo:color="#ff7d7d" fo:font-size="72pt" fo:font-weight="bold"/>
    </style:style>
    <style:style style:name="T6" style:family="text">
      <style:text-properties fo:color="#ff6464" fo:font-size="72pt" fo:font-weight="bold"/>
    </style:style>
    <style:style style:name="T7" style:family="text">
      <style:text-properties fo:color="#ff4b4b" fo:font-size="72pt" fo:font-weight="bold"/>
    </style:style>
    <style:style style:name="T8" style:family="text">
      <style:text-properties fo:color="#ff3232" fo:font-size="72pt" fo:font-weight="bold"/>
    </style:style>
    <style:style style:name="T9" style:family="text">
      <style:text-properties fo:color="#ff1919" fo:font-size="72pt" fo:font-weight="bold"/>
    </style:style>
    <style:style style:name="T10" style:family="text">
      <style:text-properties fo:color="#ff0000" fo:font-size="7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3cm" svg:y1="-0.508cm" svg:x2="10.008cm" svg:y2="-0.50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2cm" svg:y1="-0.102cm" svg:x2="10.007cm" svg:y2="-0.10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1cm" svg:y1="0.305cm" svg:x2="10.006cm" svg:y2="0.30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cm" svg:y1="0.711cm" svg:x2="10.005cm" svg:y2="0.71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9cm" svg:y1="1.118cm" svg:x2="10.004cm" svg:y2="1.11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8cm" svg:y1="1.524cm" svg:x2="10.003cm" svg:y2="1.52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7cm" svg:y1="1.93cm" svg:x2="10.002cm" svg:y2="1.9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6cm" svg:y1="2.337cm" svg:x2="10.001cm" svg:y2="2.33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5cm" svg:y1="2.743cm" svg:x2="10cm" svg:y2="2.74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4cm" svg:y1="3.15cm" svg:x2="9.999cm" svg:y2="3.1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3cm" svg:y1="3.556cm" svg:x2="9.998cm" svg:y2="3.55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2cm" svg:y1="3.962cm" svg:x2="9.997cm" svg:y2="3.96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1cm" svg:y1="4.369cm" svg:x2="9.996cm" svg:y2="4.36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cm" svg:y1="4.775cm" svg:x2="9.995cm" svg:y2="4.77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9cm" svg:y1="5.182cm" svg:x2="9.994cm" svg:y2="5.18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8cm" svg:y1="5.588cm" svg:x2="9.993cm" svg:y2="5.58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7cm" svg:y1="5.994cm" svg:x2="9.992cm" svg:y2="5.99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6cm" svg:y1="6.401cm" svg:x2="9.991cm" svg:y2="6.40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5cm" svg:y1="6.807cm" svg:x2="9.99cm" svg:y2="6.80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4cm" svg:y1="7.214cm" svg:x2="9.989cm" svg:y2="7.21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3cm" svg:y1="7.62cm" svg:x2="9.988cm" svg:y2="7.6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2cm" svg:y1="8.026cm" svg:x2="9.987cm" svg:y2="8.02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1cm" svg:y1="8.433cm" svg:x2="9.986cm" svg:y2="8.43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cm" svg:y1="8.839cm" svg:x2="9.985cm" svg:y2="8.83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9cm" svg:y1="9.246cm" svg:x2="9.984cm" svg:y2="9.24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8cm" svg:y1="9.662cm" svg:x2="9.983cm" svg:y2="9.66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9cm" svg:y1="10.058cm" svg:x2="9.984cm" svg:y2="10.05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cm" svg:y1="10.465cm" svg:x2="9.985cm" svg:y2="10.46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1cm" svg:y1="10.871cm" svg:x2="9.986cm" svg:y2="10.87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2cm" svg:y1="11.278cm" svg:x2="9.987cm" svg:y2="11.27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3cm" svg:y1="11.684cm" svg:x2="9.988cm" svg:y2="11.68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4cm" svg:y1="12.09cm" svg:x2="9.989cm" svg:y2="12.0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5cm" svg:y1="12.497cm" svg:x2="9.99cm" svg:y2="12.49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6cm" svg:y1="12.903cm" svg:x2="9.991cm" svg:y2="12.90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7cm" svg:y1="13.31cm" svg:x2="9.992cm" svg:y2="13.3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8cm" svg:y1="13.716cm" svg:x2="9.993cm" svg:y2="13.71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9cm" svg:y1="14.122cm" svg:x2="9.994cm" svg:y2="14.12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cm" svg:y1="14.529cm" svg:x2="9.995cm" svg:y2="14.52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1cm" svg:y1="14.935cm" svg:x2="9.996cm" svg:y2="14.93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2cm" svg:y1="15.342cm" svg:x2="9.997cm" svg:y2="15.34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3cm" svg:y1="15.748cm" svg:x2="9.998cm" svg:y2="15.74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4cm" svg:y1="16.154cm" svg:x2="9.999cm" svg:y2="16.15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5cm" svg:y1="16.561cm" svg:x2="10cm" svg:y2="16.56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6cm" svg:y1="16.967cm" svg:x2="10.001cm" svg:y2="16.96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7cm" svg:y1="17.374cm" svg:x2="10.002cm" svg:y2="17.37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8cm" svg:y1="17.78cm" svg:x2="10.003cm" svg:y2="17.7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9cm" svg:y1="18.186cm" svg:x2="10.004cm" svg:y2="18.18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cm" svg:y1="18.593cm" svg:x2="10.005cm" svg:y2="18.59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1cm" svg:y1="18.999cm" svg:x2="10.006cm" svg:y2="18.99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2cm" svg:y1="19.406cm" svg:x2="10.007cm" svg:y2="19.40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3cm" svg:y1="19.812cm" svg:x2="10.008cm" svg:y2="19.81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61cm" svg:y1="5.866cm" svg:x2="-0.61cm" svg:y2="13.46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203cm" svg:y1="5.865cm" svg:x2="-0.203cm" svg:y2="13.4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203cm" svg:y1="5.864cm" svg:x2="0.203cm" svg:y2="13.45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61cm" svg:y1="5.863cm" svg:x2="0.61cm" svg:y2="13.45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016cm" svg:y1="5.862cm" svg:x2="1.016cm" svg:y2="13.45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422cm" svg:y1="5.861cm" svg:x2="1.422cm" svg:y2="13.45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829cm" svg:y1="5.86cm" svg:x2="1.829cm" svg:y2="13.45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235cm" svg:y1="5.859cm" svg:x2="2.235cm" svg:y2="13.45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642cm" svg:y1="5.858cm" svg:x2="2.642cm" svg:y2="13.45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048cm" svg:y1="5.857cm" svg:x2="3.048cm" svg:y2="13.45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454cm" svg:y1="5.856cm" svg:x2="3.454cm" svg:y2="13.45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861cm" svg:y1="5.855cm" svg:x2="3.861cm" svg:y2="13.4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265cm" svg:y1="5.854cm" svg:x2="4.265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672cm" svg:y1="5.853cm" svg:x2="4.672cm" svg:y2="13.44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078cm" svg:y1="5.852cm" svg:x2="5.078cm" svg:y2="13.44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484cm" svg:y1="5.851cm" svg:x2="5.484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892cm" svg:y1="5.85cm" svg:x2="5.892cm" svg:y2="13.4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6.297cm" svg:y1="5.841cm" svg:x2="6.297cm" svg:y2="13.43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4.418cm" svg:y="7.4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6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6.703cm" svg:y1="5.849cm" svg:x2="6.703cm" svg:y2="13.4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635cm" svg:height="0.636cm" svg:x="5.866cm" svg:y="9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4.826cm" svg:y="7.401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111cm" svg:y1="5.848cm" svg:x2="7.111cm" svg:y2="13.44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5.232cm" svg:y="7.402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517cm" svg:y1="5.847cm" svg:x2="7.517cm" svg:y2="13.44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5.639cm" svg:y="7.403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923cm" svg:y1="5.846cm" svg:x2="7.923cm" svg:y2="13.44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6.045cm" svg:y="7.404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8.328cm" svg:y1="5.845cm" svg:x2="8.328cm" svg:y2="13.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6.452cm" svg:y="7.405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8.736cm" svg:y1="5.844cm" svg:x2="8.736cm" svg:y2="13.43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6.858cm" svg:y="7.406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142cm" svg:y1="5.843cm" svg:x2="9.142cm" svg:y2="13.43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7.264cm" svg:y="7.407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548cm" svg:y1="5.842cm" svg:x2="9.548cm" svg:y2="13.43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7.671cm" svg:y="7.408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955cm" svg:y1="5.851cm" svg:x2="9.955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8.077cm" svg:y="7.409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line draw:style-name="gr10" draw:text-style-name="P6" draw:layer="layout" svg:x1="10.361cm" svg:y1="5.852cm" svg:x2="10.361cm" svg:y2="13.447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8.484cm" svg:y="7.41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line draw:style-name="gr10" draw:text-style-name="P6" draw:layer="layout" svg:x1="10.767cm" svg:y1="5.85cm" svg:x2="10.767cm" svg:y2="13.445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8.89cm" svg:y="7.411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line draw:style-name="gr10" draw:text-style-name="P6" draw:layer="layout" svg:x1="11.173cm" svg:y1="5.849cm" svg:x2="11.173cm" svg:y2="13.444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1" draw:layer="layout" svg:width="35.56cm" svg:height="35.559cm" draw:transform="rotate (-1.5707963267949) translate (46.402cm -8.157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10.866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9.144cm" svg:y="7.412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line draw:style-name="gr10" draw:text-style-name="P6" draw:layer="layout" svg:x1="11.579cm" svg:y1="5.85cm" svg:x2="11.579cm" svg:y2="13.445cm">
          <text:p/>
        </draw:lin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6" draw:text-style-name="P14" draw:layer="layout" svg:width="35.56cm" svg:height="35.559cm" draw:transform="rotate (-1.5707963267949) translate (46.657cm -8.157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9.398cm" svg:y="7.413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7" draw:text-style-name="P14" draw:layer="layout" svg:width="35.56cm" svg:height="35.559cm" draw:transform="rotate (-1.5707963267949) translate (46.911cm -8.157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9.652cm" svg:y="7.414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6" draw:text-style-name="P14" draw:layer="layout" svg:width="35.56cm" svg:height="35.559cm" draw:transform="rotate (-1.5707963267949) translate (47.165cm -8.157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9.906cm" svg:y="7.415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6" draw:text-style-name="P14" draw:layer="layout" svg:width="35.56cm" svg:height="35.559cm" draw:transform="rotate (-1.5707963267949) translate (47.418cm -8.157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0.16cm" svg:y="7.416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8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6" draw:text-style-name="P14" draw:layer="layout" svg:width="35.56cm" svg:height="35.559cm" draw:transform="rotate (-1.5707963267949) translate (47.673cm -8.156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0.414cm" svg:y="7.417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6" draw:text-style-name="P14" draw:layer="layout" svg:width="35.56cm" svg:height="35.559cm" draw:transform="rotate (-1.5707963267949) translate (47.927cm -8.155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0.668cm" svg:y="7.418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9" draw:text-style-name="P15" draw:layer="layout" svg:width="12.649cm" svg:height="12.649cm" draw:transform="rotate (-1.5707963267949) translate (24.595cm 3.293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6" draw:text-style-name="P14" draw:layer="layout" svg:width="35.56cm" svg:height="35.559cm" draw:transform="rotate (-1.5707963267949) translate (48.181cm -8.154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0.922cm" svg:y="7.419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0" draw:text-style-name="P16" draw:layer="layout" svg:width="11.887cm" svg:height="11.886cm" draw:transform="rotate (-1.5707963267949) translate (24.284cm 3.674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6" draw:text-style-name="P14" draw:layer="layout" svg:width="35.56cm" svg:height="35.559cm" draw:transform="rotate (-1.5707963267949) translate (48.434cm -8.153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1.176cm" svg:y="7.42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1" draw:text-style-name="P16" draw:layer="layout" svg:width="11.125cm" svg:height="11.125cm" draw:transform="rotate (-1.5707963267949) translate (23.884cm 4.055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6" draw:text-style-name="P14" draw:layer="layout" svg:width="35.56cm" svg:height="35.559cm" draw:transform="rotate (-1.5707963267949) translate (48.688cm -8.152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1.43cm" svg:y="7.421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2" draw:text-style-name="P17" draw:layer="layout" svg:width="10.414cm" svg:height="10.413cm" draw:transform="rotate (-1.5707963267949) translate (23.618cm 4.417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6" draw:text-style-name="P14" draw:layer="layout" svg:width="35.56cm" svg:height="35.559cm" draw:transform="rotate (-1.5707963267949) translate (48.943cm -8.151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1.684cm" svg:y="7.422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draw:layer="layout" svg:width="9.779cm" svg:height="9.778cm" draw:transform="rotate (-1.5707963267949) translate (23.376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2.04cm" svg:y="7.423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8.941cm" svg:height="8.941cm" draw:transform="rotate (-1.5707963267949) translate (22.937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2.446cm" svg:y="7.424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8.001cm" svg:height="8.001cm" draw:transform="rotate (-1.5707963267949) translate (22.431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2.852cm" svg:y="7.425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8" draw:layer="layout" svg:width="7.239cm" svg:height="7.239cm" draw:transform="rotate (-1.5707963267949) translate (22.05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3.259cm" svg:y="7.426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9" draw:layer="layout" svg:width="6.477cm" svg:height="6.476cm" draw:transform="rotate (-1.5707963267949) translate (21.746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3.665cm" svg:y="7.427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0" draw:layer="layout" svg:width="5.613cm" svg:height="5.613cm" draw:transform="rotate (-1.5707963267949) translate (21.236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4.072cm" svg:y="7.428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1" draw:layer="layout" svg:width="4.801cm" svg:height="4.8cm" draw:transform="rotate (-1.5707963267949) translate (20.882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4.478cm" svg:y="7.429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2" draw:layer="layout" svg:width="3.988cm" svg:height="3.988cm" draw:transform="rotate (-1.5707963267949) translate (20.454cm 7.59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4.884cm" svg:y="7.43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3" draw:layer="layout" svg:width="3.073cm" svg:height="3.072cm" draw:transform="rotate (-1.5707963267949) translate (19.941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5.291cm" svg:y="7.431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4" draw:layer="layout" svg:width="2.21cm" svg:height="2.208cm" draw:transform="rotate (-1.5707963267949) translate (19.488cm 8.479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5.697cm" svg:y="7.432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3" draw:text-style-name="P25" draw:layer="layout" svg:width="1.448cm" svg:height="1.449cm" draw:transform="rotate (-1.5707963267949) translate (19.129cm 8.861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16.104cm" svg:y="7.433cm">
          <draw:text-box>
            <text:p text:style-name="P2"><text:span text:style-name="T1">?</text:span></text:p>
          </draw:text-box>
        </draw:frame>
        <draw:custom-shape draw:style-name="gr34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draw:layer="layout" svg:width="0.585cm" svg:height="0.584cm" svg:x="18.091cm" svg:y="9.2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16.51cm" svg:y="7.434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6" draw:text-style-name="P14" draw:layer="layout" svg:width="1.448cm" svg:height="1.449cm" draw:transform="rotate (-1.5707963267949) translate (18.924cm 8.861cm)">
          <text:p/>
          <draw:enhanced-geometry svg:viewBox="0 0 21600 21600" draw:mirror-horizontal="fals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3.556cm" svg:height="4.031cm" svg:x="16.916cm" svg:y="7.435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7" draw:layer="layout" svg:width="2.21cm" svg:height="2.208cm" draw:transform="rotate (-1.5707963267949) translate (19.328cm 8.48cm)">
          <text:p/>
          <draw:enhanced-geometry svg:viewBox="0 0 21600 21600" draw:mirror-horizontal="fals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1" draw:text-style-name="P10" draw:layer="layout" svg:width="3.556cm" svg:height="4.031cm" svg:x="17.272cm" svg:y="7.436cm">
          <draw:text-box>
            <text:p text:style-name="P2"><text:span text:style-name="T1">?</text:span></text:p>
          </draw:text-box>
        </draw:fram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7" draw:layer="layout" svg:width="3.073cm" svg:height="3.072cm" draw:transform="rotate (-1.5707963267949) translate (19.742cm 8.047cm)">
          <text:p/>
          <draw:enhanced-geometry svg:viewBox="0 0 21600 21600" draw:mirror-horizontal="fals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7.678cm" svg:y="7.437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7" draw:layer="layout" svg:width="3.988cm" svg:height="3.988cm" draw:transform="rotate (-1.5707963267949) translate (20.154cm 7.59cm)">
          <text:p/>
          <draw:enhanced-geometry svg:viewBox="0 0 21600 21600" draw:mirror-horizontal="fals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8.085cm" svg:y="7.438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7" draw:layer="layout" svg:width="4.801cm" svg:height="4.8cm" draw:transform="rotate (-1.5707963267949) translate (20.548cm 7.183cm)">
          <text:p/>
          <draw:enhanced-geometry svg:viewBox="0 0 21600 21600" draw:mirror-horizontal="fals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8.491cm" svg:y="7.439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7" draw:layer="layout" svg:width="5.613cm" svg:height="5.613cm" draw:transform="rotate (-1.5707963267949) translate (20.955cm 6.777cm)">
          <text:p/>
          <draw:enhanced-geometry svg:viewBox="0 0 21600 21600" draw:mirror-horizontal="fals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8.898cm" svg:y="7.44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7" draw:layer="layout" svg:width="6.477cm" svg:height="6.476cm" draw:transform="rotate (-1.5707963267949) translate (21.36cm 6.345cm)">
          <text:p/>
          <draw:enhanced-geometry svg:viewBox="0 0 21600 21600" draw:mirror-horizontal="fals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9.304cm" svg:y="7.441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7" draw:layer="layout" svg:width="7.239cm" svg:height="7.239cm" draw:transform="rotate (-1.5707963267949) translate (21.765cm 5.964cm)">
          <text:p/>
          <draw:enhanced-geometry svg:viewBox="0 0 21600 21600" draw:mirror-horizontal="false" draw:mirror-vertical="fals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19.71cm" svg:y="7.442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7" draw:layer="layout" svg:width="8.001cm" svg:height="8.001cm" draw:transform="rotate (-1.5707963267949) translate (22.174cm 5.583cm)">
          <text:p/>
          <draw:enhanced-geometry svg:viewBox="0 0 21600 21600" draw:mirror-horizontal="fals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0.117cm" svg:y="7.443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8" draw:layer="layout" svg:width="8.941cm" svg:height="8.941cm" draw:transform="rotate (-1.5707963267949) translate (22.581cm 5.13cm)">
          <text:p/>
          <draw:enhanced-geometry svg:viewBox="0 0 21600 21600" draw:mirror-horizontal="fals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0.523cm" svg:y="7.444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8" draw:layer="layout" svg:width="9.779cm" svg:height="9.778cm" draw:transform="rotate (-1.5707963267949) translate (23.011cm 4.715cm)">
          <text:p/>
          <draw:enhanced-geometry svg:viewBox="0 0 21600 21600" draw:mirror-horizontal="fals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6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0.93cm" svg:y="7.445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7" draw:text-style-name="P28" draw:layer="layout" svg:width="10.414cm" svg:height="10.413cm" draw:transform="rotate (-1.5707963267949) translate (23.267cm 4.418cm)">
          <text:p/>
          <draw:enhanced-geometry svg:viewBox="0 0 21600 21600" draw:mirror-horizontal="fals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8" draw:layer="layout" svg:width="35.56cm" svg:height="35.559cm" draw:transform="rotate (-1.5707963267949) translate (23.138cm -8.149cm)">
          <text:p/>
          <draw:enhanced-geometry svg:viewBox="0 0 21600 21600" draw:mirror-horizontal="false" draw:type="block-arc" draw:modifiers="-94.6285975057538 10647.028846918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1.285cm" svg:y="7.446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9" draw:text-style-name="P29" draw:layer="layout" svg:width="11.125cm" svg:height="11.125cm" draw:transform="rotate (-1.5707963267949) translate (23.698cm 4.055cm)">
          <text:p/>
          <draw:enhanced-geometry svg:viewBox="0 0 21600 21600" draw:mirror-horizontal="fals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8" draw:layer="layout" svg:width="35.56cm" svg:height="35.561cm" draw:transform="rotate (-1.5707963267949) translate (23.408cm -8.146cm)">
          <text:p/>
          <draw:enhanced-geometry svg:viewBox="0 0 21600 21600" draw:mirror-horizontal="false" draw:type="block-arc" draw:modifiers="-97.7913272279551 10634.559662892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1.539cm" svg:y="7.447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51" draw:text-style-name="P29" draw:layer="layout" svg:width="11.887cm" svg:height="11.886cm" draw:transform="rotate (-1.5707963267949) translate (24.085cm 3.674cm)">
          <text:p/>
          <draw:enhanced-geometry svg:viewBox="0 0 21600 21600" draw:mirror-horizontal="fals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8" draw:layer="layout" svg:width="35.56cm" svg:height="35.561cm" draw:transform="rotate (-1.5707963267949) translate (23.662cm -8.146cm)">
          <text:p/>
          <draw:enhanced-geometry svg:viewBox="0 0 21600 21600" draw:mirror-horizontal="false" draw:type="block-arc" draw:modifiers="-99.5868412213231 10636.952576302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1.793cm" svg:y="7.448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office:forms form:automatic-focus="false" form:apply-design-mode="false"/>
        <draw:custom-shape draw:style-name="gr18" draw:text-style-name="P5" draw:layer="layout" svg:width="32.512cm" svg:height="17.525cm" draw:transform="rotate (-1.5707963267949) translate (29.569cm -6.625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52" draw:text-style-name="P29" draw:layer="layout" svg:width="12.649cm" svg:height="12.649cm" draw:transform="rotate (-1.5707963267949) translate (24.562cm 3.293cm)">
          <text:p/>
          <draw:enhanced-geometry svg:viewBox="0 0 21600 21600" draw:mirror-horizontal="fals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8" draw:layer="layout" svg:width="35.56cm" svg:height="35.561cm" draw:transform="rotate (-1.5707963267949) translate (23.916cm -8.145cm)">
          <text:p/>
          <draw:enhanced-geometry svg:viewBox="0 0 21600 21600" draw:mirror-horizontal="false" draw:type="block-arc" draw:modifiers="-100.729722383269 10634.23663279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2.047cm" svg:y="7.449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8" draw:layer="layout" svg:width="35.56cm" svg:height="35.561cm" draw:transform="rotate (-1.5707963267949) translate (24.171cm -8.145cm)">
          <text:p/>
          <draw:enhanced-geometry svg:viewBox="0 0 21600 21600" draw:mirror-horizontal="false" draw:type="block-arc" draw:modifiers="-101.720698480663 10634.20291026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2.301cm" svg:y="7.45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8" draw:layer="layout" svg:width="35.56cm" svg:height="35.561cm" draw:transform="rotate (-1.5707963267949) translate (24.424cm -8.144cm)">
          <text:p/>
          <draw:enhanced-geometry svg:viewBox="0 0 21600 21600" draw:mirror-horizontal="false" draw:type="block-arc" draw:modifiers="-102.352224147026 10634.974546670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2.555cm" svg:y="7.451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8" draw:layer="layout" svg:width="35.56cm" svg:height="35.561cm" draw:transform="rotate (-1.5707963267949) translate (24.679cm -8.144cm)">
          <text:p/>
          <draw:enhanced-geometry svg:viewBox="0 0 21600 21600" draw:mirror-horizontal="false" draw:type="block-arc" draw:modifiers="-102.58080941528 10634.4013582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2.809cm" svg:y="7.452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8" draw:layer="layout" svg:width="35.56cm" svg:height="35.561cm" draw:transform="rotate (-1.5707963267949) translate (24.932cm -8.144cm)">
          <text:p/>
          <draw:enhanced-geometry svg:viewBox="0 0 21600 21600" draw:mirror-horizontal="false" draw:type="block-arc" draw:modifiers="-102.786056178128 10631.14412307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3.063cm" svg:y="7.453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8" draw:layer="layout" svg:width="35.56cm" svg:height="35.56cm" draw:transform="rotate (-1.5707963267949) translate (25.185cm -8.144cm)">
          <text:p/>
          <draw:enhanced-geometry svg:viewBox="0 0 21600 21600" draw:mirror-horizontal="false" draw:type="block-arc" draw:modifiers="-102.660703919574 10632.11926081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3.317cm" svg:y="7.454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54" draw:text-style-name="P6" draw:layer="layout" svg:x1="25.042cm" svg:y1="5.856cm" svg:x2="25.042cm" svg:y2="13.451cm">
          <text:p/>
        </draw:lin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8" draw:layer="layout" svg:width="35.56cm" svg:height="35.56cm" draw:transform="rotate (-1.5707963267949) translate (25.44cm -8.144cm)">
          <text:p/>
          <draw:enhanced-geometry svg:viewBox="0 0 21600 21600" draw:mirror-horizontal="false" draw:type="block-arc" draw:modifiers="-101.926164925248 10632.876891521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3.571cm" svg:y="7.455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54" draw:text-style-name="P6" draw:layer="layout" svg:x1="25.442cm" svg:y1="5.855cm" svg:x2="25.442cm" svg:y2="13.45cm">
          <text:p/>
        </draw:lin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8" draw:layer="layout" svg:width="35.56cm" svg:height="35.561cm" draw:transform="rotate (-1.5707963267949) translate (25.694cm -8.144cm)">
          <text:p/>
          <draw:enhanced-geometry svg:viewBox="0 0 21600 21600" draw:mirror-horizontal="false" draw:type="block-arc" draw:modifiers="-100.110921906631 10634.11381564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3.825cm" svg:y="7.456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54" draw:text-style-name="P6" draw:layer="layout" svg:x1="25.842cm" svg:y1="5.854cm" svg:x2="25.842cm" svg:y2="13.449cm">
          <text:p/>
        </draw:lin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4.079cm" svg:y="7.457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4" draw:text-style-name="P6" draw:layer="layout" svg:x1="26.242cm" svg:y1="5.855cm" svg:x2="26.242cm" svg:y2="13.4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4.384cm" svg:y="7.458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4" draw:text-style-name="P6" draw:layer="layout" svg:x1="26.67cm" svg:y1="5.856cm" svg:x2="26.67cm" svg:y2="13.45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4.79cm" svg:y="7.459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4" draw:text-style-name="P6" draw:layer="layout" svg:x1="27.051cm" svg:y1="5.857cm" svg:x2="27.051cm" svg:y2="13.45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5.197cm" svg:y="7.46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4" draw:text-style-name="P6" draw:layer="layout" svg:x1="27.483cm" svg:y1="5.865cm" svg:x2="27.483cm" svg:y2="13.4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5.603cm" svg:y="7.461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4" draw:text-style-name="P6" draw:layer="layout" svg:x1="27.864cm" svg:y1="5.864cm" svg:x2="27.864cm" svg:y2="13.45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6.01cm" svg:y="7.462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4" draw:text-style-name="P6" draw:layer="layout" svg:x1="28.321cm" svg:y1="5.863cm" svg:x2="28.321cm" svg:y2="13.45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6.416cm" svg:y="7.463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4" draw:text-style-name="P6" draw:layer="layout" svg:x1="28.683cm" svg:y1="5.862cm" svg:x2="28.683cm" svg:y2="13.45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6.822cm" svg:y="7.464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4" draw:text-style-name="P6" draw:layer="layout" svg:x1="29.083cm" svg:y1="5.861cm" svg:x2="29.083cm" svg:y2="13.45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7.229cm" svg:y="7.465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4" draw:text-style-name="P6" draw:layer="layout" svg:x1="29.505cm" svg:y1="5.86cm" svg:x2="29.505cm" svg:y2="13.45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7.635cm" svg:y="7.466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office:forms form:automatic-focus="false" form:apply-design-mode="false"/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4" draw:text-style-name="P6" draw:layer="layout" svg:x1="30.005cm" svg:y1="5.859cm" svg:x2="30.005cm" svg:y2="13.45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8.042cm" svg:y="7.467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>
        <office:forms form:automatic-focus="false" form:apply-design-mode="false"/>
        <draw:custom-shape draw:style-name="gr55" draw:text-style-name="P30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4" draw:text-style-name="P6" draw:layer="layout" svg:x1="30.505cm" svg:y1="5.858cm" svg:x2="30.505cm" svg:y2="13.45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556cm" svg:height="4.031cm" svg:x="28.448cm" svg:y="7.468cm">
          <draw:text-box>
            <text:p text:style-name="P2"><text:span text:style-name="T1">?</text:span></text:p>
          </draw:text-box>
        </draw:frame>
        <draw:frame draw:style-name="gr56" draw:text-style-name="P31" draw:layer="layout" svg:width="2.071cm" svg:height="3.088cm" svg:x="32.869cm" svg:y="8.026cm">
          <draw:text-box>
            <text:p text:style-name="P2"><text:span text:style-name="T2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0">
        <office:forms form:automatic-focus="false" form:apply-design-mode="false"/>
        <draw:custom-shape draw:style-name="gr57" draw:text-style-name="P32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6" draw:text-style-name="P33" draw:layer="layout" svg:width="2.071cm" svg:height="3.088cm" svg:x="32.869cm" svg:y="8.026cm">
          <draw:text-box>
            <text:p text:style-name="P2"><text:span text:style-name="T3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0">
        <office:forms form:automatic-focus="false" form:apply-design-mode="false"/>
        <draw:custom-shape draw:style-name="gr58" draw:text-style-name="P3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6" draw:text-style-name="P35" draw:layer="layout" svg:width="2.071cm" svg:height="3.088cm" svg:x="32.869cm" svg:y="8.026cm">
          <draw:text-box>
            <text:p text:style-name="P2"><text:span text:style-name="T4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0">
        <office:forms form:automatic-focus="false" form:apply-design-mode="false"/>
        <draw:custom-shape draw:style-name="gr59" draw:text-style-name="P3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6" draw:text-style-name="P37" draw:layer="layout" svg:width="2.071cm" svg:height="3.088cm" svg:x="32.869cm" svg:y="8.026cm">
          <draw:text-box>
            <text:p text:style-name="P2"><text:span text:style-name="T5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4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0">
        <office:forms form:automatic-focus="false" form:apply-design-mode="false"/>
        <draw:custom-shape draw:style-name="gr60" draw:text-style-name="P29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6" draw:text-style-name="P38" draw:layer="layout" svg:width="2.071cm" svg:height="3.088cm" svg:x="32.869cm" svg:y="8.026cm">
          <draw:text-box>
            <text:p text:style-name="P2"><text:span text:style-name="T6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4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0">
        <office:forms form:automatic-focus="false" form:apply-design-mode="false"/>
        <draw:custom-shape draw:style-name="gr61" draw:text-style-name="P39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6" draw:text-style-name="P38" draw:layer="layout" svg:width="2.071cm" svg:height="3.088cm" svg:x="32.869cm" svg:y="8.026cm">
          <draw:text-box>
            <text:p text:style-name="P2"><text:span text:style-name="T6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4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1T0">
        <office:forms form:automatic-focus="false" form:apply-design-mode="false"/>
        <draw:custom-shape draw:style-name="gr62" draw:text-style-name="P40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6" draw:text-style-name="P41" draw:layer="layout" svg:width="2.071cm" svg:height="3.088cm" svg:x="32.869cm" svg:y="8.026cm">
          <draw:text-box>
            <text:p text:style-name="P2"><text:span text:style-name="T7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4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1T0">
        <office:forms form:automatic-focus="false" form:apply-design-mode="false"/>
        <draw:custom-shape draw:style-name="gr63" draw:text-style-name="P42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6" draw:text-style-name="P43" draw:layer="layout" svg:width="2.071cm" svg:height="3.088cm" svg:x="32.869cm" svg:y="8.026cm">
          <draw:text-box>
            <text:p text:style-name="P2"><text:span text:style-name="T8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4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1T0">
        <office:forms form:automatic-focus="false" form:apply-design-mode="false"/>
        <draw:custom-shape draw:style-name="gr64" draw:text-style-name="P4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6" draw:text-style-name="P45" draw:layer="layout" svg:width="2.071cm" svg:height="3.088cm" svg:x="32.869cm" svg:y="8.026cm">
          <draw:text-box>
            <text:p text:style-name="P2"><text:span text:style-name="T9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4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1T0">
        <office:forms form:automatic-focus="false" form:apply-design-mode="false"/>
        <draw:custom-shape draw:style-name="gr65" draw:text-style-name="P27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5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54" draw:text-style-name="P6" draw:layer="layout" svg:x1="30.505cm" svg:y1="5.859cm" svg:x2="30.505cm" svg:y2="13.454cm">
          <text:p/>
        </draw:line>
        <draw:frame draw:style-name="gr11" draw:text-style-name="P10" draw:layer="layout" svg:width="3.556cm" svg:height="4.031cm" svg:x="28.448cm" svg:y="7.469cm">
          <draw:text-box>
            <text:p text:style-name="P2"><text:span text:style-name="T1">?</text:span></text:p>
          </draw:text-box>
        </draw:frame>
        <draw:frame draw:style-name="gr56" draw:text-style-name="P46" draw:layer="layout" svg:width="2.071cm" svg:height="3.088cm" svg:x="32.869cm" svg:y="8.026cm">
          <draw:text-box>
            <text:p text:style-name="P2"><text:span text:style-name="T10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4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83cm" fo:page-height="19.30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87cm" svg:x="1cm" svg:y="3.485cm"/>
      <draw:page-thumbnail draw:layer="backgroundobjects" svg:width="9.294cm" svg:height="4.87cm" svg:x="1cm" svg:y="11.533cm"/>
      <draw:page-thumbnail draw:layer="backgroundobjects" svg:width="9.294cm" svg:height="4.87cm" svg:x="1cm" svg:y="19.581cm"/>
      <draw:page-thumbnail draw:layer="backgroundobjects" svg:width="9.294cm" svg:height="4.87cm" svg:x="11.295cm" svg:y="3.485cm"/>
      <draw:page-thumbnail draw:layer="backgroundobjects" svg:width="9.294cm" svg:height="4.87cm" svg:x="11.295cm" svg:y="11.533cm"/>
      <draw:page-thumbnail draw:layer="backgroundobjects" svg:width="9.294cm" svg:height="4.87cm" svg:x="11.295cm" svg:y="19.581cm"/>
    </style:handout-master>
    <style:master-page style:name="Default" style:page-layout-name="PM1" draw:style-name="Mdp1">
      <draw:frame presentation:style-name="Default-title" draw:layer="backgroundobjects" svg:width="25.199cm" svg:height="3.506cm" svg:x="1.398cm" svg:y="0.836cm" presentation:class="title" presentation:placeholder="true">
        <draw:text-box/>
      </draw:frame>
      <draw:frame presentation:style-name="Default-outline1" draw:layer="backgroundobjects" svg:width="25.199cm" svg:height="12.179cm" svg:x="1.398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3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5:39:18.339000000</meta:creation-date>
    <dc:date>2017-11-02T15:58:17.987000000</dc:date>
    <meta:editing-duration>PT16H49M40S</meta:editing-duration>
    <meta:editing-cycles>365</meta:editing-cycles>
    <meta:generator>LibreOffice/5.3.1.2$Windows_X86_64 LibreOffice_project/e80a0e0fd1875e1696614d24c32df0f95f03deb2</meta:generator>
    <meta:document-statistic meta:object-count="1656"/>
  </office:meta>
</office:document-meta>
</file>